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tadata_5f_doc" style:display-name="metadata_doc" style:family="table">
      <style:table-properties style:width="16.999cm" table:align="margins"/>
    </style:style>
    <style:style style:name="metadata_5f_doc.A" style:display-name="metadata_doc.A" style:family="table-column">
      <style:table-column-properties style:column-width="4.763cm" style:rel-column-width="18360*"/>
    </style:style>
    <style:style style:name="metadata_5f_doc.B" style:display-name="metadata_doc.B" style:family="table-column">
      <style:table-column-properties style:column-width="12.236cm" style:rel-column-width="47175*"/>
    </style:style>
    <style:style style:name="metadata_5f_doc.A1" style:display-name="metadata_doc.A1" style:family="table-cell">
      <style:table-cell-properties fo:padding="0.097cm" fo:border-left="0.05pt solid #000000" fo:border-right="none" fo:border-top="0.05pt solid #000000" fo:border-bottom="0.05pt solid #000000"/>
    </style:style>
    <style:style style:name="metadata_5f_doc.B1" style:display-name="metadata_doc.B1" style:family="table-cell">
      <style:table-cell-properties fo:padding="0.097cm" fo:border="0.05pt solid #000000"/>
    </style:style>
    <style:style style:name="metadata_5f_doc.A2" style:display-name="metadata_doc.A2" style:family="table-cell">
      <style:table-cell-properties fo:padding="0.097cm" fo:border-left="0.05pt solid #000000" fo:border-right="none" fo:border-top="none" fo:border-bottom="0.05pt solid #000000"/>
    </style:style>
    <style:style style:name="metadata_5f_doc.B2" style:display-name="metadata_doc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none" fo:border-top="0.05pt solid #000000" fo:border-bottom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none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text-shadow="1pt 1pt" fo:font-weight="bold" style:font-weight-asian="bold" style:font-weight-complex="bold"/>
    </style:style>
    <style:style style:name="P2" style:family="paragraph" style:parent-style-name="Standard">
      <style:text-properties officeooo:rsid="000b2e60" officeooo:paragraph-rsid="000b2e60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Footnote">
      <style:text-properties officeooo:rsid="0012a039" officeooo:paragraph-rsid="0012a039"/>
    </style:style>
    <style:style style:name="P5" style:family="paragraph" style:parent-style-name="Heading_20_1">
      <style:text-properties fo:color="#4700b8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b2e60"/>
    </style:style>
    <style:style style:name="T5" style:family="text">
      <style:text-properties officeooo:rsid="000ee63f"/>
    </style:style>
    <style:style style:name="T6" style:family="text">
      <style:text-properties officeooo:rsid="001075b4"/>
    </style:style>
    <style:style style:name="T7" style:family="text">
      <style:text-properties officeooo:rsid="0012a0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yg2p<text:bookmark-start text:name="__DdeLink__295_750811350"/> Installation Manual</text:h>
      <text:p text:style-name="Standard"/>
      <text:p text:style-name="Standard"/>
      <text:p text:style-name="Standard"/>
      <table:table table:name="metadata_doc" table:style-name="metadata_5f_doc">
        <table:table-column table:style-name="metadata_5f_doc.A"/>
        <table:table-column table:style-name="metadata_5f_doc.B"/>
        <table:table-row>
          <table:table-cell table:style-name="metadata_5f_doc.A1" office:value-type="string">
            <text:p text:style-name="P3">Version</text:p>
          </table:table-cell>
          <table:table-cell table:style-name="metadata_5f_doc.B1" office:value-type="string">
            <text:p text:style-name="Table_20_Contents">1.<text:span text:style-name="T5">3.1</text:span></text:p>
          </table:table-cell>
        </table:table-row>
        <table:table-row>
          <table:table-cell table:style-name="metadata_5f_doc.A2" office:value-type="string">
            <text:p text:style-name="P3">Author</text:p>
          </table:table-cell>
          <table:table-cell table:style-name="metadata_5f_doc.B2" office:value-type="string">
            <text:p text:style-name="Table_20_Contents">Domenico Nappo <text:bookmark-start text:name="__DdeLink__2572_476408863"/>(domenico.nappo(at)gmail.com)<text:bookmark-end text:name="__DdeLink__2572_476408863"/></text:p>
          </table:table-cell>
        </table:table-row>
        <table:table-row>
          <table:table-cell table:style-name="metadata_5f_doc.A2" office:value-type="string">
            <text:p text:style-name="P3"><text:bookmark-start text:name="__DdeLink__5117_108545527"/>Release Date<text:bookmark-end text:name="__DdeLink__5117_108545527"/></text:p>
          </table:table-cell>
          <table:table-cell table:style-name="metadata_5f_doc.B2" office:value-type="string">
            <text:p text:style-name="Table_20_Contents">201<text:span text:style-name="T4">4</text:span>-<text:span text:style-name="T4">07</text:span>-<text:span text:style-name="T5">08</text:span></text:p>
          </table:table-cell>
        </table:table-row>
      </table:table>
      <text:p text:style-name="Standard"/>
      <text:p text:style-name="Standard"><text:bookmark-end text:name="__DdeLink__295_750811350"/></text:p>
      <text:h text:style-name="P6" text:outline-level="2">Prerequisites</text:h>
      <text:p text:style-name="Standard"/>
      <text:p text:style-name="Standard">In order to run <text:span text:style-name="T1">pyg2p </text:span>application, the following python version and packages must be installed<text:note text:id="ftn1" text:note-class="footnote"><text:note-citation>1</text:note-citation><text:note-body><text:p text:style-name="P4">Usage of virtualenv is highly recommended.</text:p></text:note-body></text:note>. </text:p>
      <text:p text:style-name="Standard"/>
      <text:p text:style-name="Standard">Most packages need additional requirements such as C libraries properly installed on the computer, for the user running the application.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oftware Requirement</text:p>
          </table:table-cell>
          <table:table-cell table:style-name="Table1.B1" office:value-type="string">
            <text:p text:style-name="P1">Purpose</text:p>
          </table:table-cell>
          <table:table-cell table:style-name="Table1.C1" office:value-type="string">
            <text:p text:style-name="P1">Dependencies</text:p>
          </table:table-cell>
        </table:table-row>
        <table:table-row>
          <table:table-cell table:style-name="Table1.A2" office:value-type="string">
            <text:p text:style-name="Standard">Python 2.7</text:p>
          </table:table-cell>
          <table:table-cell table:style-name="Table1.B2" office:value-type="string">
            <text:p text:style-name="Standard">Execution environment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tandard">NumPy<text:span text:style-name="T6">&gt;=</text:span>1.<text:span text:style-name="T4">8</text:span></text:p>
          </table:table-cell>
          <table:table-cell table:style-name="Table1.B2" office:value-type="string">
            <text:p text:style-name="Standard">fast array manipulation</text:p>
          </table:table-cell>
          <table:table-cell table:style-name="Table1.C2" office:value-type="string">
            <text:p text:style-name="Standard">ATLAS + LAPACK libs<text:line-break/>Python header files</text:p>
            <text:p text:style-name="Standard">gcc and gfortran compilers</text:p>
          </table:table-cell>
        </table:table-row>
        <table:table-row>
          <table:table-cell table:style-name="Table1.A2" office:value-type="string">
            <text:p text:style-name="P2">Numexpr<text:span text:style-name="T6">&gt;=</text:span>2.4</text:p>
          </table:table-cell>
          <table:table-cell table:style-name="Table1.B2" office:value-type="string">
            <text:p text:style-name="P2">Numpy extension for optimal performances</text:p>
          </table:table-cell>
          <table:table-cell table:style-name="Table1.C2" office:value-type="string">
            <text:p text:style-name="P2">Numpy&gt;=1.8</text:p>
          </table:table-cell>
        </table:table-row>
        <table:table-row>
          <table:table-cell table:style-name="Table1.A2" office:value-type="string">
            <text:p text:style-name="Standard">SciPy<text:span text:style-name="T6">&gt;=</text:span>0.1<text:span text:style-name="T6">0</text:span></text:p>
          </table:table-cell>
          <table:table-cell table:style-name="Table1.B2" office:value-type="string">
            <text:p text:style-name="Standard">interpolation</text:p>
          </table:table-cell>
          <table:table-cell table:style-name="Table1.C2" office:value-type="string">
            <text:p text:style-name="Standard">ATLAS + LAPACK libs<text:line-break/>Python header files<text:line-break/>gcc and gfortran compilers</text:p>
          </table:table-cell>
        </table:table-row>
        <table:table-row>
          <table:table-cell table:style-name="Table1.A2" office:value-type="string">
            <text:p text:style-name="Standard"><text:span text:style-name="T6">g</text:span>ribapi</text:p>
          </table:table-cell>
          <table:table-cell table:style-name="Table1.B2" office:value-type="string">
            <text:p text:style-name="Standard">reading grib files, interpolation</text:p>
          </table:table-cell>
          <table:table-cell table:style-name="Table1.C2" office:value-type="string">
            <text:p text:style-name="Standard">GRIB_API<text:span text:style-name="T4">&gt;=1.10.4</text:span></text:p>
          </table:table-cell>
        </table:table-row>
        <table:table-row>
          <table:table-cell table:style-name="Table1.A2" office:value-type="string">
            <text:p text:style-name="Standard">GDAL python</text:p>
          </table:table-cell>
          <table:table-cell table:style-name="Table1.B2" office:value-type="string">
            <text:p text:style-name="Standard">reading and writing pcraster maps</text:p>
          </table:table-cell>
          <table:table-cell table:style-name="Table1.C2" office:value-type="string">
            <text:p text:style-name="Standard">GDAL lib and its requirements.</text:p>
          </table:table-cell>
        </table:table-row>
        <table:table-row>
          <table:table-cell table:style-name="Table1.A2" office:value-type="string">
            <text:p text:style-name="Standard">untangle 1.1</text:p>
          </table:table-cell>
          <table:table-cell table:style-name="Table1.B2" office:value-type="string">
            <text:p text:style-name="Standard">xml parsing</text:p>
          </table:table-cell>
          <table:table-cell table:style-name="Table1.C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2">memory_profiler (optional)</text:p>
          </table:table-cell>
          <table:table-cell table:style-name="Table1.B2" office:value-type="string">
            <text:p text:style-name="P2">Memory usage information for test suite.</text:p>
          </table:table-cell>
          <table:table-cell table:style-name="Table1.C2" office:value-type="string">
            <text:p text:style-name="P2">psutils</text:p>
          </table:table-cell>
        </table:table-row>
      </table:table>
      <text:p text:style-name="Standard"/>
      <text:p text:style-name="Standard"/>
      <text:h text:style-name="Heading_20_2" text:outline-level="2">Installation</text:h>
      <text:p text:style-name="Standard"/>
      <text:list xml:id="list1143289581853300304" text:style-name="L1">
        <text:list-item>
          <text:p text:style-name="P7">Decompress the file <text:span text:style-name="T3">pyg2p_v.&lt;version&gt;.tar.gz</text:span> in the &lt;target directory&gt; using tar xzvf <text:span text:style-name="T3">pyg2p_v.&lt;version&gt;.tar.gz</text:span>.<text:line-break/></text:p>
        </text:list-item>
        <text:list-item>
          <text:p text:style-name="P7">cd &lt;target directory&gt; and issue the command <text:span text:style-name="T1">python test_reqs.py</text:span>. If some required packages are missing, install them. If core packages are missing, contact the developer.<text:line-break/></text:p>
        </text:list-item>
        <text:list-item>
          <text:p text:style-name="P7">Modify the first line of <text:span text:style-name="T1">pyg2p.py </text:span>to point to the desired python interpreter if you will execute the application as <text:span text:style-name="T1">./</text:span><text:bookmark-start text:name="__DdeLink__146_508785833"/><text:bookmark-start text:name="__DdeLink__950_98477107"/><text:span text:style-name="T1">pyg2p.py</text:span><text:bookmark-end text:name="__DdeLink__146_508785833"/><text:bookmark-end text:name="__DdeLink__950_98477107"/><text:span text:style-name="T1">. <text:line-break/></text:span><text:span text:style-name="T2">Otherwise execute </text:span>the program with <text:span text:style-name="T1">/path/to/python ./ pyg2p.py<text:line-break/></text:span></text:p>
        </text:list-item>
        <text:list-item>
          <text:p text:style-name="P7">Configure the application (see Configuration Manual). <text:line-break/></text:p>
        </text:list-item>
        <text:list-item>
          <text:p text:style-name="P7">The application is shipped with some <text:span text:style-name="T7">pre</text:span>configur<text:span text:style-name="T7">ed</text:span> <text:span text:style-name="T7">XML command </text:span>example<text:span text:style-name="T7">s</text:span> in execution_templates folder. Just adjust paths and parameters for fire test<text:span text:style-name="T7">s</text:span>. Also, use the -t option for comparing results with the grib2pcraster C application. Read User Manual first.<text:line-break/></text:p>
        </text:list-item>
        <text:list-item>
          <text:p text:style-name="P7">Ready to start.</text:p>
        </text:list-item>
      </text:list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font-size="30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H46M10S</meta:editing-duration>
    <meta:editing-cycles>86</meta:editing-cycles>
    <meta:generator>LibreOffice/4.2.5.2$Linux_X86_64 LibreOffice_project/420m0$Build-2</meta:generator>
    <dc:date>2014-07-08T01:07:28.637481964</dc:date>
    <dc:creator>dominik </dc:creator>
    <meta:document-statistic meta:table-count="2" meta:image-count="0" meta:object-count="0" meta:page-count="3" meta:paragraph-count="44" meta:word-count="248" meta:character-count="1772" meta:non-whitespace-character-count="1566"/>
    <meta:user-defined meta:name="Info 1"/>
    <meta:user-defined meta:name="Info 2"/>
    <meta:user-defined meta:name="Info 3"/>
    <meta:user-defined meta:name="Info 4"/>
  </office:meta>
</office:document-meta>
</file>